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rsid="0014ba53"/>
    </style:style>
    <style:style style:name="P2" style:family="paragraph" style:parent-style-name="Standard">
      <style:text-properties fo:language="fr" fo:country="FR" officeooo:rsid="0014ba53" officeooo:paragraph-rsid="0014ba53"/>
    </style:style>
    <style:style style:name="P3" style:family="paragraph" style:parent-style-name="Standard">
      <style:paragraph-properties fo:text-align="center" style:justify-single-word="false"/>
      <style:text-properties fo:language="fr" fo:country="FR" style:text-underline-style="solid" style:text-underline-width="auto" style:text-underline-color="font-color" fo:font-weight="bold" officeooo:rsid="0014ba53" officeooo:paragraph-rsid="0014ba53" style:font-weight-asian="bold" style:font-weight-complex="bold"/>
    </style:style>
    <style:style style:name="P4" style:family="paragraph" style:parent-style-name="Standard">
      <style:text-properties fo:language="fr" fo:country="FR" officeooo:rsid="00162846" officeooo:paragraph-rsid="00162846"/>
    </style:style>
    <style:style style:name="P5" style:family="paragraph" style:parent-style-name="Standard">
      <style:text-properties fo:language="fr" fo:country="FR" fo:font-style="italic" style:text-underline-style="solid" style:text-underline-width="auto" style:text-underline-color="font-color" fo:font-weight="bold" officeooo:rsid="00162846" officeooo:paragraph-rsid="00162846" style:font-style-asian="italic" style:font-weight-asian="bold" style:font-style-complex="italic" style:font-weight-complex="bold"/>
    </style:style>
    <style:style style:name="P6" style:family="paragraph" style:parent-style-name="Standard">
      <style:text-properties fo:language="fr" fo:country="FR" officeooo:rsid="0017dc20" officeooo:paragraph-rsid="0017dc20"/>
    </style:style>
    <style:style style:name="P7" style:family="paragraph" style:parent-style-name="Standard">
      <style:text-properties fo:language="fr" fo:country="FR" officeooo:rsid="0017dc20" officeooo:paragraph-rsid="001b1455"/>
    </style:style>
    <style:style style:name="P8" style:family="paragraph" style:parent-style-name="Standard">
      <style:text-properties fo:language="fr" fo:country="FR" officeooo:rsid="00197929" officeooo:paragraph-rsid="00197929"/>
    </style:style>
    <style:style style:name="P9" style:family="paragraph" style:parent-style-name="Standard">
      <style:text-properties fo:language="fr" fo:country="FR" officeooo:rsid="001b1455" officeooo:paragraph-rsid="001b1455"/>
    </style:style>
    <style:style style:name="P10" style:family="paragraph" style:parent-style-name="Standard">
      <style:text-properties officeooo:paragraph-rsid="00162846"/>
    </style:style>
    <style:style style:name="P11" style:family="paragraph" style:parent-style-name="Standard">
      <style:text-properties fo:font-size="14pt" fo:language="fr" fo:country="FR" fo:font-style="normal" style:text-underline-style="solid" style:text-underline-width="auto" style:text-underline-color="font-color" fo:font-weight="bold" officeooo:rsid="00162846" officeooo:paragraph-rsid="00162846" style:font-size-asian="14pt" style:font-style-asian="normal" style:font-weight-asian="bold" style:font-size-complex="14pt" style:font-style-complex="normal" style:font-weight-complex="bold"/>
    </style:style>
    <style:style style:name="P12" style:family="paragraph" style:parent-style-name="Standard">
      <style:text-properties fo:font-size="14pt" fo:language="fr" fo:country="FR" style:text-underline-style="solid" style:text-underline-width="auto" style:text-underline-color="font-color" fo:font-weight="bold" officeooo:rsid="0017dc20" officeooo:paragraph-rsid="0017dc20" style:font-size-asian="14pt" style:font-weight-asian="bold" style:font-size-complex="14pt" style:font-weight-complex="bold"/>
    </style:style>
    <style:style style:name="P13" style:family="paragraph" style:parent-style-name="Standard">
      <style:text-properties fo:font-size="14pt" fo:font-style="normal" style:text-underline-style="solid" style:text-underline-width="auto" style:text-underline-color="font-color" fo:font-weight="bold" officeooo:rsid="001f127f" officeooo:paragraph-rsid="001f127f" style:font-size-asian="14pt" style:font-style-asian="normal" style:font-weight-asian="bold" style:font-size-complex="14pt" style:font-style-complex="normal" style:font-weight-complex="bold"/>
    </style:style>
    <style:style style:name="P14" style:family="paragraph" style:parent-style-name="Standard">
      <style:text-properties fo:font-size="12pt" fo:language="fr" fo:country="FR" style:text-underline-style="none" fo:font-weight="normal" officeooo:rsid="0017dc20" officeooo:paragraph-rsid="0017dc20" style:font-size-asian="10.5pt" style:font-weight-asian="normal" style:font-size-complex="12pt" style:font-weight-complex="normal"/>
    </style:style>
    <style:style style:name="P15" style:family="paragraph" style:parent-style-name="Standard">
      <style:text-properties fo:font-size="12pt" fo:language="fr" fo:country="FR" style:text-underline-style="none" fo:font-weight="normal" officeooo:rsid="00191658" officeooo:paragraph-rsid="00191658" style:font-size-asian="10.5pt" style:font-weight-asian="normal" style:font-size-complex="12pt" style:font-weight-complex="normal"/>
    </style:style>
    <style:style style:name="P16" style:family="paragraph" style:parent-style-name="Standard">
      <style:text-properties fo:font-size="12pt" fo:language="fr" fo:country="FR" style:text-underline-style="none" fo:font-weight="normal" officeooo:rsid="001c7c3c" officeooo:paragraph-rsid="001c7c3c" style:font-size-asian="10.5pt" style:font-weight-asian="normal" style:font-size-complex="12pt" style:font-weight-complex="normal"/>
    </style:style>
    <style:style style:name="P17" style:family="paragraph" style:parent-style-name="Standard">
      <style:text-properties fo:font-size="12pt" fo:language="fr" fo:country="FR" fo:font-style="italic" style:text-underline-style="solid" style:text-underline-width="auto" style:text-underline-color="font-color" fo:font-weight="normal" officeooo:rsid="0017dc20" officeooo:paragraph-rsid="0017dc20" style:font-size-asian="10.5pt" style:font-style-asian="italic" style:font-weight-asian="normal" style:font-size-complex="12pt" style:font-style-complex="italic" style:font-weight-complex="normal"/>
    </style:style>
    <style:style style:name="P18" style:family="paragraph" style:parent-style-name="Standard">
      <style:text-properties fo:font-size="12pt" fo:font-style="normal" style:text-underline-style="none" fo:font-weight="normal" officeooo:rsid="00206e8f" officeooo:paragraph-rsid="00206e8f"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2108e9" officeooo:paragraph-rsid="002108e9"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italic" style:text-underline-style="solid" style:text-underline-width="auto" style:text-underline-color="font-color" fo:font-weight="normal" officeooo:rsid="00206e8f" officeooo:paragraph-rsid="00206e8f" style:font-size-asian="10.5pt" style:font-style-asian="italic" style:font-weight-asian="normal" style:font-size-complex="12pt" style:font-style-complex="italic" style:font-weight-complex="normal"/>
    </style:style>
    <style:style style:name="P21" style:family="paragraph" style:parent-style-name="Standard">
      <style:text-properties fo:font-size="12pt" fo:font-style="italic" style:text-underline-style="solid" style:text-underline-width="auto" style:text-underline-color="font-color" fo:font-weight="normal" officeooo:rsid="002108e9" officeooo:paragraph-rsid="002108e9" style:font-size-asian="10.5pt" style:font-style-asian="italic" style:font-weight-asian="normal" style:font-size-complex="12pt" style:font-style-complex="italic" style:font-weight-complex="normal"/>
    </style:style>
    <style:style style:name="P22" style:family="paragraph" style:parent-style-name="Standard">
      <style:text-properties officeooo:paragraph-rsid="001c7c3c"/>
    </style:style>
    <style:style style:name="P23" style:family="paragraph" style:parent-style-name="Standard">
      <style:text-properties officeooo:rsid="001c7c3c" officeooo:paragraph-rsid="001c7c3c"/>
    </style:style>
    <style:style style:name="P24" style:family="paragraph" style:parent-style-name="Standard">
      <style:text-properties officeooo:rsid="001df6d1" officeooo:paragraph-rsid="001df6d1"/>
    </style:style>
    <style:style style:name="P25" style:family="paragraph" style:parent-style-name="Standard">
      <style:text-properties fo:font-style="italic" style:text-underline-style="solid" style:text-underline-width="auto" style:text-underline-color="font-color" officeooo:rsid="001df6d1" officeooo:paragraph-rsid="001df6d1" style:font-style-asian="italic" style:font-style-complex="italic"/>
    </style:style>
    <style:style style:name="P26" style:family="paragraph" style:parent-style-name="Standard">
      <style:text-properties fo:font-style="italic" style:text-underline-style="solid" style:text-underline-width="auto" style:text-underline-color="font-color" officeooo:rsid="001f127f" officeooo:paragraph-rsid="001f127f" style:font-style-asian="italic" style:font-style-complex="italic"/>
    </style:style>
    <style:style style:name="P27" style:family="paragraph" style:parent-style-name="Standard">
      <style:text-properties fo:font-style="normal" style:text-underline-style="none" officeooo:rsid="001df6d1" officeooo:paragraph-rsid="001df6d1" style:font-style-asian="normal" style:font-style-complex="normal"/>
    </style:style>
    <style:style style:name="P28" style:family="paragraph" style:parent-style-name="Standard">
      <style:text-properties fo:font-style="normal" style:text-underline-style="none" officeooo:rsid="001f127f" officeooo:paragraph-rsid="001f127f" style:font-style-asian="normal" style:font-style-complex="normal"/>
    </style:style>
    <style:style style:name="T1" style:family="text">
      <style:text-properties fo:font-size="15pt" style:font-size-asian="15pt" style:font-size-complex="15pt"/>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5" style:family="text">
      <style:text-properties fo:language="fr" fo:country="FR"/>
    </style:style>
    <style:style style:name="T6" style:family="text">
      <style:text-properties fo:language="fr" fo:country="FR" officeooo:rsid="00162846"/>
    </style:style>
    <style:style style:name="T7" style:family="text">
      <style:text-properties fo:font-size="12pt" fo:language="fr" fo:country="FR" style:text-underline-style="none" fo:font-weight="normal" style:font-size-asian="10.5pt" style:font-weight-asian="normal" style:font-size-complex="12pt" style:font-weight-complex="normal"/>
    </style:style>
    <style:style style:name="T8" style:family="text">
      <style:text-properties fo:font-size="12pt" fo:language="fr" fo:country="FR" style:text-underline-style="none" fo:font-weight="normal" officeooo:rsid="001c7c3c" style:font-size-asian="10.5pt" style:font-weight-asian="normal" style:font-size-complex="12pt" style:font-weight-complex="normal"/>
    </style:style>
    <style:style style:name="T9" style:family="text">
      <style:text-properties fo:font-size="12pt" fo:language="fr" fo:country="FR" style:text-underline-style="none" fo:font-weight="normal" officeooo:rsid="001df6d1" style:font-size-asian="10.5pt" style:font-weight-asian="normal" style:font-size-complex="12pt" style:font-weight-complex="normal"/>
    </style:style>
    <style:style style:name="T10" style:family="text">
      <style:text-properties fo:font-size="12pt" fo:language="fr" fo:country="FR" fo:font-weight="normal" style:font-size-asian="10.5pt" style:font-weight-asian="normal" style:font-size-complex="12pt" style:font-weight-complex="normal"/>
    </style:style>
    <style:style style:name="T11" style:family="text">
      <style:text-properties fo:font-size="12pt" fo:language="fr" fo:country="FR" fo:font-weight="normal" officeooo:rsid="001f127f" style:font-size-asian="10.5pt" style:font-weight-asian="normal" style:font-size-complex="12pt" style:font-weight-complex="normal"/>
    </style:style>
    <style:style style:name="T12" style:family="text">
      <style:text-properties officeooo:rsid="001b1455"/>
    </style:style>
    <style:style style:name="T13" style:family="text">
      <style:text-properties officeooo:rsid="001c7c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e fonctionnement de la bourse</text:span></text:p>
      <text:p text:style-name="P1"/>
      <text:p text:style-name="P2">Le rôle principal de la bourse est de fournir un nombre important d'investisseur à une entreprise. L'entreprise souhaitant entrer en bourse vend une partie de sa propriété à un investisseur pour un prix déterminé par le marché. C'est un moyen rapide d'obtenir des fonds pour une entreprise.</text:p>
      <text:p text:style-name="P2"/>
      <text:p text:style-name="P11">I Le marché régelmenté</text:p>
      <text:p text:style-name="P2"/>
      <text:p text:style-name="P5">1) Eurolist</text:p>
      <text:p text:style-name="P2"/>
      <text:p text:style-name="P10"><text:span text:style-name="T6">Les sociétés cotées sur le segment Eurolist ont pour obligation de communiquer leur chiffre d'affaire trimestriel, leur résultat semestriel et de publier les comptes annuels. 25 % de leur capital doit être en capital flottant (partie des actions échangés en bourse) et elles doivent communiquer les informations pouvant avoir un impact sur leurs cours de bourse à tous les intervenants au même moment.</text:span></text:p>
      <text:p text:style-name="P2"/>
      <text:p text:style-name="P4">Il existe trois segments au sein de Eurolist, le premier regroupe les sociétés capitalisant plus de 1 milliard d'Euros, le second regroupe les sociétés capitalisant entre 150 millions d'euros et 1 milliard d'euros et le dernier celles capitalisant moins de 150 millions d'euros.</text:p>
      <text:p text:style-name="P4"/>
      <text:p text:style-name="P8">Dans ce marché la cotation pour les valeurs les plus liquides, plus une valeur est liquide plus il est facile de l'acheter ou la vendre rapidement, est calculé continuellement entre 9h00 et 17h30.</text:p>
      <text:p text:style-name="P8">Un fixing a lieu à 17h35, un fixing est la négociation et cotation sur un cours en regroupant les ordres d'achats et de vente. Elle désigne les 5 dernières minutes de cotations de la journée sur le marché français, pendant cette période les cotations sont gelées afin de calculer le cours de clôture en fonction de l'offre et de la demande de la journée.</text:p>
      <text:p text:style-name="P8">Ce système permet de passer un ordre,d'achat ou de vente, à tout moment et de le voir exécuté lorsqu'une contrepartie est trouvée.</text:p>
      <text:p text:style-name="P8">Pour les valeurs moins liquide la cotation se fait lors d'un ou deux fixings à 10h30 et 16h00. Les ordres passés avant cette période s'accumulent donc en attendant d'être exécuté lors du fixing.</text:p>
      <text:p text:style-name="P8"/>
      <text:p text:style-name="P9">Le cours d'ouverture d'une action : Avant l'ouverture de la bourse des ordres d'achats et de vente sont envoyés. C'est le cours auquel il y a le plus d'ordre d'achat et vente et donc le plus de volume qui sera le cours d'ouverture. Plus d'information : <text:a xlink:type="simple" xlink:href="http://www.edubourse.com/guide-bourse/fixation-cours-ouverture.php">http://www.edubourse.com/guide-bourse/fixation-cours-ouverture.php</text:a>.</text:p>
      <text:p text:style-name="P9">Le transfert de propriété des actions s'effectue le jour de la négociation. Le règlement et la livraison des titres ont lieu trois jours après l’exécution de l'ordre d'achat.</text:p>
      <text:p text:style-name="P4"/>
      <text:p text:style-name="P7">Le SRD (Service de Règlement Différé) est un mécanisme de vente régissant <text:span text:style-name="T12">de</text:span>s transactions de <text:span text:style-name="T12">valeurs très liquide</text:span>. <text:span text:style-name="T12">Ce service est utilisable à l'achat comme à la vente, l'investisseur doit préciser qu'il s'agit d'un ordre,d'achat ou de vente, avec SRD. La livraison et le paiement ne se font alors qu'à la fin du mois boursier.</text:span></text:p>
      <text:p text:style-name="P7">Les <text:span text:style-name="T12">titres</text:span> éligibles au SRD sont ce<text:span text:style-name="T12">ux</text:span> d'une capitalisation boursière supérieur à 1 milliard d'euros et dont le volume moyen des échanges quotidiens est supérieur à un million d'euros <text:span text:style-name="T13">ou appartenir au SBF 120'Société des Bourses Françaises), indice boursier déterminé à partir du CAC 40 et des 80 valeurs les plus liquide de Eurolist A et B. Cet indice représente le marché dans son ensemble, il est mis a jour toutes les 30 secondes de 9h00 à 17h30.</text:span></text:p>
      <text:p text:style-name="P6"/>
      <text:p text:style-name="P6"/>
      <text:p text:style-name="P12"><text:soft-page-break/></text:p>
      <text:p text:style-name="P12"/>
      <text:p text:style-name="P12">II Les marchés non réglementés</text:p>
      <text:p text:style-name="P12"/>
      <text:p text:style-name="P17">1) Alternext</text:p>
      <text:p text:style-name="P14"/>
      <text:p text:style-name="P15">Alternext à pour but de favoriser l'entrée en bourse des PME. <text:span text:style-name="T13">Les sociétés candidates doivent disposer de deux années de comptes et peuvent adopter le référentiel comptable de leur choix.</text:span></text:p>
      <text:p text:style-name="P16">Une société peut être introduite dans cette liste de deux façons. La première est via une offre destinée au public avec au moins 2.5 millions d'euros à la disposition du marché et un prospectus visé par les autorités compétentes. La seconde est avec une admission directe suite à un placement privé, exemple : <text:a xlink:type="simple" xlink:href="http://www.zonebourse.com/LUCIBEL-16911681/pdf/455420/LUCIBEL_Admission-de-nouveaux-titres.pdf">http://www.zonebourse.com/LUCIBEL-16911681/pdf/455420/LUCIBEL_Admission-de-nouveaux-titres.pdf</text:a>.</text:p>
      <text:p text:style-name="P16">Dans le second cas, cette situation doit avoir lieu dans les deux ans après un placement d'au moins 5 millions d'euros répartis entre au moins 5 investisseurs.</text:p>
      <text:p text:style-name="P22"><text:span text:style-name="T8">Les sociétés côtés sur Alternext doivent respécter certaines règles. Des comptes annuels audités, l</text:span><text:span text:style-name="T2">'</text:span><text:span text:style-name="T3">audit comptable et financier </text:span><text:span text:style-name="T2">est un examen des états financiers de l'</text:span><text:a xlink:type="simple" xlink:href="http://fr.wikipedia.org/wiki/Entreprise"><text:span text:style-name="T4">entreprise</text:span></text:a><text:span text:style-name="T2"> visant à vérifier leur sincérité, leur régularité, leur conformité et leur aptitude à refléter une image fidèle de l'entreprise</text:span><text:span text:style-name="T8"> et des comptes semestrielles doivent être publiés.</text:span></text:p>
      <text:p text:style-name="P23"><text:span text:style-name="T8"/></text:p>
      <text:p text:style-name="P23"><text:span text:style-name="T7">Les valeurs sont négociables lors du fixing quotidien à 15h30. Certaines valeurs peuvent également être négociées via un market maker. </text:span><text:span text:style-name="T9">Le market maker améliore la liquidité du titre avec l'affichage d'une fourchette de négociation portant sur des quantités minimales et il élargit le cercle des investisseurs susceptible de porter sur les valeurs de Alternext.</text:span></text:p>
      <text:p text:style-name="P23"><text:span text:style-name="T9"/></text:p>
      <text:p text:style-name="P24"><text:span text:style-name="T7">Les valeurs les plus liquides, plus de 2500 transactions par an, passent progressivement à un mode de cotation en continu. Les horaires clés sont identique à Eurolist.</text:span></text:p>
      <text:p text:style-name="P24"><text:span text:style-name="T7"/></text:p>
      <text:p text:style-name="P24"><text:span text:style-name="T7"/></text:p>
      <text:p text:style-name="P24"><text:span text:style-name="T7"/></text:p>
      <text:p text:style-name="P24"><text:span text:style-name="T7"/></text:p>
      <text:p text:style-name="P25"><text:span text:style-name="T10">2) Alternativa</text:span></text:p>
      <text:p text:style-name="P25"><text:span text:style-name="T10"/></text:p>
      <text:p text:style-name="P27"><text:span text:style-name="T10">Alternativa est une Système Multilatéral de Négociation (SMN) dédié aux PME. Un SMN est un système exploité par un prestataire de </text:span><text:span text:style-name="T11">services d'investissements ou une entreprise de marché. Sans être un marché réglementé un SMN assure la rencontre des transactions, achats et ventes, sur des instruments financiers.</text:span></text:p>
      <text:p text:style-name="P28"><text:span text:style-name="T10">Alternativa est agréé par l'Autorité de Contrôle Prudentiel (ACP) et par l'Autorité des Marchés Financiers (AMF). Alternativa est un nouvel espace de négociation répondant aux besoins des investisseurs souhaitant financer la croissance durable des PME et prévoir la liquidité de leurs investissements. Alternativa est un marché spécialement conçu pour les PME et les actionnaires favorisant les investissements orientés sur le long terme ainsi que la liquidité pour les investisseurs.</text:span></text:p>
      <text:p text:style-name="P28"><text:span text:style-name="T10">Alternativa gère la mise en relation, la négociation et la procédure règlement-livraison. Il se démarque des autres opérateurs par des règles favorisant la concentration de la liquidité et cherchant a réduire la volatilité. Les ordres sont regroupés sur une base mensuelle, trimestrielle, semestrielle, au gré de l'emetteur.</text:span></text:p>
      <text:p text:style-name="P28"><text:span text:style-name="T10"/></text:p>
      <text:p text:style-name="P28"><text:span text:style-name="T10"/></text:p>
      <text:p text:style-name="P28"><text:soft-page-break/><text:span text:style-name="T10"/></text:p>
      <text:p text:style-name="P28"><text:span text:style-name="T10"/></text:p>
      <text:p text:style-name="P28"><text:span text:style-name="T10"/></text:p>
      <text:p text:style-name="P28"><text:span text:style-name="T10"/></text:p>
      <text:p text:style-name="P28"><text:span text:style-name="T10"/></text:p>
      <text:p text:style-name="P26"><text:span text:style-name="T10">3) Le marché libre</text:span></text:p>
      <text:p text:style-name="P26"><text:span text:style-name="T10"/></text:p>
      <text:p text:style-name="P28"><text:span text:style-name="T10">Le marché libre accueille les sociétés qui ne veulent pas être admise sur les marchés réglementés à cause de leurs jeunesse ou de leur petite taille. Sur ce marché, les valeurs ne font l'objet d'aucune procédure d'admission et leurs émetteurs ne sont soumis à aucune obligation de diffusion d'informations. Il s'agit d'un marché non réglementé, l'actionnaire individuel doit faire preuve de beaucoup de prudence. Les valeurs sont négociables lors du fixing quotidien de 15 heure.</text:span></text:p>
      <text:p text:style-name="P28"><text:span text:style-name="T10"/></text:p>
      <text:p text:style-name="P28"><text:span text:style-name="T10"/></text:p>
      <text:p text:style-name="P13"><text:span text:style-name="T5">III Les autres marchés</text:span></text:p>
      <text:p text:style-name="P13"><text:span text:style-name="T5"/></text:p>
      <text:p text:style-name="P20"><text:span text:style-name="T5">1) Le MATIF</text:span></text:p>
      <text:p text:style-name="P20"><text:span text:style-name="T5"/></text:p>
      <text:p text:style-name="P18"><text:span text:style-name="T5">Le MATIF, Marché A Terme International de France, est le marché à terme des instruments financiers dont les contrats portent sur des actifs financiers et des marchandises. Ce marché permet de se protéger contre la dévalorisation des actifs financiers. On peut aussi l'employer dans un but spéculatif. Les opérations s'y effectuent à une date postérieure à la signature du contrat.</text:span></text:p>
      <text:p text:style-name="P18"><text:span text:style-name="T5"/></text:p>
      <text:p text:style-name="P20"><text:span text:style-name="T5">2) Le MONEP</text:span></text:p>
      <text:p text:style-name="P18"><text:span text:style-name="T5"/></text:p>
      <text:p text:style-name="P18"><text:span text:style-name="T5">Le MONEP, Marché des Opérations Négociables de Paris, porte sur les actions ou sur les indices. Ce marché offre aux investisseurs les moyens de couvrir leurs positions contre des variations anormales ou non anticipées des cours des actions. C'est aussi un outil de spéculation. Les options, instruments financiers, permettent d'acheter ou de vendre un actif sous-jacent. Il existe différents types d'options et différentes stratégies d'investissements.</text:span></text:p>
      <text:p text:style-name="P18"><text:span text:style-name="T5"/></text:p>
      <text:p text:style-name="P21"><text:span text:style-name="T5">3) Le marché obligataire</text:span></text:p>
      <text:p text:style-name="P19"><text:span text:style-name="T5"/></text:p>
      <text:p text:style-name="P19"><text:span text:style-name="T5">Les marché obligataire est les marché des capitaux a moyen / long terme dont la base est constitué par les obligations.</text:span></text:p>
      <text:p text:style-name="P19"><text:span text:style-name="T5"/></text:p>
      <text:p text:style-name="P21"><text:span text:style-name="T5">4) Le marché monétaire</text:span></text:p>
      <text:p text:style-name="P19"><text:span text:style-name="T5"/></text:p>
      <text:p text:style-name="P19"><text:span text:style-name="T5">Le marché monétaire est le marché des capitaux à court terme. Il permet aux établissements de crédit qui ont des surplus de trésorerie de les prêter en échange du versement d'un taux d’intérê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ans-serif"/>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4:21:09.544000000</meta:creation-date>
    <dc:date>2014-09-13T22:53:22.269000000</dc:date>
    <meta:editing-duration>PT1H6M46S</meta:editing-duration>
    <meta:editing-cycles>2</meta:editing-cycles>
    <meta:generator>LibreOffice/4.1.4.2$Windows_x86 LibreOffice_project/0a0440ccc0227ad9829de5f46be37cfb6edcf72</meta:generator>
    <meta:document-statistic meta:table-count="0" meta:image-count="0" meta:object-count="0" meta:page-count="3" meta:paragraph-count="37" meta:word-count="1215" meta:character-count="7719" meta:non-whitespace-character-count="6541"/>
  </office:meta>
</office:document-meta>
</file>